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Arial Black" fo:font-size="14pt" officeooo:rsid="000f6ed8" officeooo:paragraph-rsid="000f6ed8" style:font-size-asian="12.25pt" style:font-size-complex="14pt"/>
    </style:style>
    <style:style style:name="P2" style:family="paragraph" style:parent-style-name="Standard">
      <style:paragraph-properties fo:text-align="center" style:justify-single-word="false"/>
      <style:text-properties style:font-name="Arial Black" fo:font-size="16pt" officeooo:rsid="000f6ed8" officeooo:paragraph-rsid="000f6ed8" style:font-size-asian="16pt" style:font-size-complex="16pt"/>
    </style:style>
    <style:style style:name="P3" style:family="paragraph" style:parent-style-name="Standard">
      <style:paragraph-properties fo:text-align="start" style:justify-single-word="false"/>
      <style:text-properties officeooo:paragraph-rsid="000f6ed8"/>
    </style:style>
    <style:style style:name="P4" style:family="paragraph" style:parent-style-name="Standard">
      <style:paragraph-properties fo:text-align="start" style:justify-single-word="false"/>
      <style:text-properties style:font-name="Arial" fo:font-size="12pt" officeooo:rsid="000f6ed8" officeooo:paragraph-rsid="000f6ed8" style:font-size-asian="12pt" style:font-size-complex="12pt"/>
    </style:style>
    <style:style style:name="P5" style:family="paragraph" style:parent-style-name="Standard">
      <style:paragraph-properties fo:text-align="start" style:justify-single-word="false"/>
      <style:text-properties style:font-name="Calibri1" fo:font-size="14pt" officeooo:rsid="000f6ed8" officeooo:paragraph-rsid="000f6ed8" style:font-size-asian="12.25pt" style:font-size-complex="14pt"/>
    </style:style>
    <style:style style:name="P6" style:family="paragraph" style:parent-style-name="Standard">
      <style:paragraph-properties fo:text-align="start" style:justify-single-word="false"/>
      <style:text-properties style:font-name="Calibri1" fo:font-size="14pt" officeooo:rsid="000fb805" officeooo:paragraph-rsid="000fb805" style:font-size-asian="12.25pt" style:font-size-complex="14pt"/>
    </style:style>
    <style:style style:name="P7" style:family="paragraph" style:parent-style-name="Standard">
      <style:paragraph-properties fo:text-align="start" style:justify-single-word="false"/>
      <style:text-properties style:font-name="Calibri1" fo:font-size="14pt" officeooo:rsid="00114324" officeooo:paragraph-rsid="00114324" style:font-size-asian="12.25pt" style:font-size-complex="14pt"/>
    </style:style>
    <style:style style:name="P8" style:family="paragraph" style:parent-style-name="Standard">
      <style:paragraph-properties fo:text-align="start" style:justify-single-word="false"/>
      <style:text-properties style:font-name="Calibri1" fo:font-size="14pt" officeooo:rsid="00114324" officeooo:paragraph-rsid="001430e4" style:font-size-asian="12.25pt" style:font-size-complex="14pt"/>
    </style:style>
    <style:style style:name="P9" style:family="paragraph" style:parent-style-name="Standard">
      <style:paragraph-properties fo:text-align="start" style:justify-single-word="false"/>
      <style:text-properties style:font-name="Calibri1" fo:font-size="14pt" officeooo:rsid="00114324" officeooo:paragraph-rsid="00147903" style:font-size-asian="12.25pt" style:font-size-complex="14pt"/>
    </style:style>
    <style:style style:name="P10" style:family="paragraph" style:parent-style-name="Standard">
      <style:paragraph-properties fo:text-align="start" style:justify-single-word="false"/>
      <style:text-properties style:font-name="Calibri1" fo:font-size="14pt" officeooo:rsid="001430e4" officeooo:paragraph-rsid="001430e4" style:font-size-asian="12.25pt" style:font-size-complex="14pt"/>
    </style:style>
    <style:style style:name="P11" style:family="paragraph" style:parent-style-name="Standard">
      <style:paragraph-properties fo:text-align="center" style:justify-single-word="false"/>
      <style:text-properties style:font-name="Calibri1" fo:font-size="20pt" officeooo:rsid="000f6ed8" officeooo:paragraph-rsid="000f6ed8" style:font-size-asian="17.5pt" style:font-size-complex="20pt"/>
    </style:style>
    <style:style style:name="P12" style:family="paragraph" style:parent-style-name="Standard">
      <style:paragraph-properties fo:text-align="center" style:justify-single-word="false"/>
      <style:text-properties style:font-name="Calibri1" fo:font-size="16pt" officeooo:rsid="000f6ed8" officeooo:paragraph-rsid="000f6ed8" style:font-size-asian="16pt" style:font-size-complex="16pt"/>
    </style:style>
    <style:style style:name="P13" style:family="paragraph" style:parent-style-name="Standard">
      <style:paragraph-properties fo:text-align="center" style:justify-single-word="false"/>
      <style:text-properties style:font-name="Calibri1" fo:font-size="16pt" officeooo:rsid="00114324" officeooo:paragraph-rsid="00114324" style:font-size-asian="16pt" style:font-size-complex="16pt"/>
    </style:style>
    <style:style style:name="P14" style:family="paragraph" style:parent-style-name="Standard">
      <style:paragraph-properties fo:text-align="center" style:justify-single-word="false"/>
      <style:text-properties style:font-name="Calibri1" fo:font-size="16pt" officeooo:rsid="001430e4" officeooo:paragraph-rsid="001430e4" style:font-size-asian="16pt" style:font-size-complex="16pt"/>
    </style:style>
    <style:style style:name="T1" style:family="text">
      <style:text-properties style:font-name="Arial" fo:font-size="12pt" officeooo:rsid="000f6ed8" style:font-size-asian="12pt" style:font-size-complex="12pt"/>
    </style:style>
    <style:style style:name="T2" style:family="text">
      <style:text-properties style:font-name="Calibri" style:font-name-asian="Calibri" style:font-name-complex="Calibri"/>
    </style:style>
    <style:style style:name="T3" style:family="text">
      <style:text-properties style:font-name="Calibri" officeooo:rsid="0012bc7d" style:font-name-asian="Calibri" style:font-name-complex="Calibri"/>
    </style:style>
    <style:style style:name="T4" style:family="text">
      <style:text-properties style:font-name="Calibri" officeooo:rsid="00147903" style:font-name-asian="Calibri" style:font-name-complex="Calibri"/>
    </style:style>
    <style:style style:name="T5" style:family="text">
      <style:text-properties officeooo:rsid="0014790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yecto intermedio</text:p>
      <text:p text:style-name="P1">Requisitos </text:p>
      <text:p text:style-name="P4">A parte de los requisitos básicos explicados en clase (implementación de la gravedad, entorno…) el proyecto entregado debe cumplir los siguientes requisitos. Estos requisitos deben ser fácilmente comprobables y ejecutables con el código proporcionado. </text:p>
      <text:p text:style-name="P4">Requisitos de programación: </text:p>
      <text:p text:style-name="P4">A) Definición de una clase partícula con al menos los siguientes métodos y atributos: </text:p>
      <text:p text:style-name="P4">1) Uno de los métodos de integración vistos en clase.</text:p>
      <text:p text:style-name="P4">2) Masa como parámetro y al menos dos partículas definidas con distinta masa.</text:p>
      <text:p text:style-name="P4">3) Gestión de Fuerzas y aceleraciones teniendo en cuenta la masa.</text:p>
      <text:p text:style-name="P4">B) Implementación de la clase proyectil con un método de escalado de velocidad, energía y fuerzas como se vio en la práctica de proyectiles. Al menos debe haber implementado dos tipos de proyectiles. </text:p>
      <text:p text:style-name="P4">C) Definición de la clase Sistema de Partículas que use la clase partícula definida en A). Esta clase se encarga de gestionar conjuntos de partículas y los generadores (Fuerza y Partículas) de las mismas. </text:p>
      <text:p text:style-name="P4">D) Definición de los Generadores de Partículas.</text:p>
      <text:p text:style-name="P4">1) Los generadores de partículas usarán una partícula modelo que se define como atributo de los mismos. A partir de esta partícula modelo generarán nuevas partículas que serán copias de esta.</text:p>
      <text:p text:style-name="P4">2) La generación de partículas se realizará con una posición variable definida mediante al menos las dos distribuciones probabilísticas vistas en clase (Normal y Gaussiana).</text:p>
      <text:p text:style-name="P4">3) Cada clase Sistema de Partículas C) tendrá uno o varios Generadores de Partículas asignados y será esta clase la encargada de activarlos y desactivarlos.</text:p>
      <text:p text:style-name="P3"><text:span text:style-name="T1">E) Definición de las clases de Generador de Fuerza de forma que se cumplan los siguientes requisitos. <text:line-break/></text:span>1) El cálculo de fuerza se realiza de manera independiente para cada partícula. Es la partícula la encargada de llamar al Generador de Fuerza con su información. </text:p>
      <text:p text:style-name="P3">2) Cada partícula puede recibir fuerzas de más de un Generador de Fuerzas.</text:p>
      <text:p text:style-name="P3">3) Cada Sistema de Partículas C) llevará un registro de los Generadores de Fuerzas que estén activos para sus partículas (puede haber ciertos Sistemas que no queremos que les afecten ciertas fuerzas). Los Generadores de fuerza serán independientes de los sistemas de partículas (un generador de fuerzas puede afectar a varios sistemas).</text:p>
      <text:p text:style-name="P3">4) Utilizar al menos dos tipos de generadores de fuerza. Uno de los generadores de fuerza (al menos) ha de implementar una fuerza que varíe con la posición de la partícula. Otra de las fuerzas, al menos, ha de variar con el tiempo (por ejemplo una explosión).</text:p>
      <text:p text:style-name="P3"/>
      <text:p text:style-name="P3">Requisitos mínimos de ejecución: </text:p>
      <text:p text:style-name="P3">● Disparo de partículas (proyectiles) mediante una tecla asignada del teclado. Al menos un tipo de disparo se debe producir desde la cámara. </text:p>
      <text:p text:style-name="P3">● Activación/Desactivación de los generadores de fuerzas mediante teclas. Cada Generador de Fuerza E) debe tener una tecla diferente asignada. <text:line-break/><text:line-break/>En este documento deberán aparecer instrucciones de cómo ejecutar el código (teclas asignadas a cada cosa y como jugar al juego) además de señalar en qué líneas/ficheros del código aparecen resueltos cada uno de los requisitos de programación. Así por ejemplo un documento explicativo podría ser: Requisito A.1) → “particula.cpp” 120-160 Requisito A.2) → “particula.cpp” 178-179 atributo masa, “main.cpp” 57 y 58 definición de dos partículas con diferente masa. Requisito C) → Definición de la clase en “SistemaParticulas.cpp” </text:p>
      <text:p text:style-name="P3"/>
      <text:p text:style-name="P3"/>
      <text:p text:style-name="P11"><text:soft-page-break/>Proyecto Intermedio</text:p>
      <text:p text:style-name="P12">Introducción</text:p>
      <text:p text:style-name="P5">El juego propuesto se trata de un juego de plataformas. </text:p>
      <text:p text:style-name="P6">Se avisa de antemano que esto solo son las ideas que hay por el momento, y que no necesariamente está todo implementado.</text:p>
      <text:p text:style-name="P5"><text:span text:style-name="T5">Se simulará</text:span> una vista 2D, con una cámara frontal que seguirá al jugador de forma horizontal con un leve retraso respecto a su movimiento. El objetivo del juego será recoger todos los objetos <text:span text:style-name="T5">recolectables</text:span> de la escena, <text:span text:style-name="T5">pasando por encima de ellos,</text:span> y llegar al punto final del nivel. </text:p>
      <text:p text:style-name="P6">El jugador morirá si es tocado por los proyectiles de los cañones enemigos, si cae al vacío, o si es tocado por diferentes tipos de elementos representados como sistemas de partículas. </text:p>
      <text:p text:style-name="P13">Instrucciones de uso</text:p>
      <text:p text:style-name="P7">- Para moverse horizontalmente, usar las teclas A o ← para ir a izquierda y D o → para ir a derecha. </text:p>
      <text:p text:style-name="P7">- Para saltar, usar la tecla SPACE.</text:p>
      <text:p text:style-name="P7">- Para disparar desde cámara, usar la tecla Q. De momento no tiene una utilidad real en el juego. Seguramente se usará en el futuro para interactuar con el fondo, de forma que, cuando el proyectil lanzado colisione con ciertos objetos del fondo, dará puntos extra al personaje. </text:p>
      <text:p text:style-name="P7">- Para que el personaje dispara hacia su parte frontal, usar la tecla S o <text:span text:style-name="T2">↓.</text:span></text:p>
      <text:p text:style-name="P8"><text:span text:style-name="T2">- </text:span><text:span text:style-name="T3">Para activar y desactivar Cañones de viento, usar la tecla W.</text:span></text:p>
      <text:p text:style-name="P7"><text:span text:style-name="T3">- Para activar y desactivar Cañones de fuego, usar la tecla E.</text:span></text:p>
      <text:p text:style-name="P9"><text:span text:style-name="T3">- </text:span><text:span text:style-name="T4">El Cañón enemigo disparará todo el rato, cada 3 segundos. No se puede desactivar.</text:span></text:p>
      <text:p text:style-name="P7"/>
      <text:p text:style-name="P10">De momento, no están implementadas las colisiones, ni hay colores para que se vea bonito ni vistoso.</text:p>
      <text:p text:style-name="P14">Definición de requisitos</text:p>
      <text:p text:style-name="P10">- Requisito A.1 →</text:p>
      <text:p text:style-name="P10">- Requisito A.2 →</text:p>
      <text:p text:style-name="P10">- Requisito A.3 →</text:p>
      <text:p text:style-name="P10">- Requisito B →</text:p>
      <text:p text:style-name="P10">- Requisito C →</text:p>
      <text:p text:style-name="P10">- Requisito D.1 →</text:p>
      <text:p text:style-name="P10">- Requisito D.2 →</text:p>
      <text:p text:style-name="P10">- Requisito D.3 →</text:p>
      <text:p text:style-name="P10">- Requisito E.1 →</text:p>
      <text:p text:style-name="P10">- Requisito E.2 →</text:p>
      <text:p text:style-name="P10">- Requisito E.3 →</text:p>
      <text:p text:style-name="P10">- Requisito E.4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5T08:49:16.484000000</meta:creation-date>
    <dc:date>2025-11-05T10:03:00.464000000</dc:date>
    <meta:editing-duration>PT21M30S</meta:editing-duration>
    <meta:editing-cycles>2</meta:editing-cycles>
    <meta:generator>LibreOffice/24.2.4.2$Windows_X86_64 LibreOffice_project/51a6219feb6075d9a4c46691dcfe0cd9c4fff3c2</meta:generator>
    <meta:document-statistic meta:table-count="0" meta:image-count="0" meta:object-count="0" meta:page-count="2" meta:paragraph-count="49" meta:word-count="842" meta:character-count="5060" meta:non-whitespace-character-count="4249"/>
  </office:meta>
</office:document-meta>
</file>